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>
        <style:tab-stops>
          <style:tab-stop style:position="0.9374in"/>
          <style:tab-stop style:position="3.4374in"/>
          <style:tab-stop style:position="5.8126in"/>
        </style:tab-stops>
      </style:paragraph-properties>
    </style:style>
    <style:style style:name="P3" style:family="paragraph" style:parent-style-name="Standard">
      <style:paragraph-properties fo:margin-top="0in" fo:margin-bottom="0in" fo:line-height="100%"/>
      <style:text-properties fo:font-size="8pt" style:font-size-asian="8pt" style:font-size-complex="8pt"/>
    </style:style>
    <style:style style:name="P4" style:family="paragraph" style:parent-style-name="Standard">
      <style:paragraph-properties fo:margin-top="0in" fo:margin-bottom="0in" fo:line-height="100%" fo:text-align="center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margin-top="0in" fo:margin-bottom="0in" fo:line-height="100%">
        <style:tab-stops>
          <style:tab-stop style:position="6.9374in" style:type="right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fo:font-size="13pt" style:font-size-asian="13pt" style:font-size-complex="13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fo:line-height="100%"/>
      <style:text-properties fo:font-size="11pt" style:font-size-asian="11pt" style:font-size-complex="11pt"/>
    </style:style>
    <style:style style:name="P10" style:family="paragraph" style:parent-style-name="Standard">
      <style:paragraph-properties fo:margin-top="0in" fo:margin-bottom="0in" fo:line-height="100%">
        <style:tab-stops>
          <style:tab-stop style:position="0.9374in"/>
          <style:tab-stop style:position="3.4374in"/>
          <style:tab-stop style:position="5.8126in"/>
        </style:tab-stops>
      </style:paragraph-properties>
      <style:text-properties fo:font-size="11pt" style:font-size-asian="11pt" style:font-size-complex="11pt"/>
    </style:style>
    <style:style style:name="P11" style:family="paragraph" style:parent-style-name="Standard" style:master-page-name="Standard">
      <style:paragraph-properties fo:margin-top="0in" fo:margin-bottom="0in" fo:line-height="100%" style:page-number="auto">
        <style:tab-stops>
          <style:tab-stop style:position="6.9374in" style:type="right"/>
        </style:tab-stops>
      </style:paragraph-properties>
    </style:style>
    <style:style style:name="P12" style:family="paragraph" style:parent-style-name="Standard">
      <style:paragraph-properties fo:margin-left="0.25in" fo:margin-right="0in" fo:margin-top="0in" fo:margin-bottom="0in" fo:line-height="100%" fo:text-indent="0in" style:auto-text-indent="false">
        <style:tab-stops>
          <style:tab-stop style:position="3in"/>
          <style:tab-stop style:position="4.5626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List_20_Paragraph" style:list-style-name="WWNum1">
      <style:paragraph-properties fo:margin-top="0in" fo:margin-bottom="0in" fo:line-height="100%"/>
    </style:style>
    <style:style style:name="P14" style:family="paragraph" style:parent-style-name="List_20_Paragraph" style:list-style-name="WWNum4">
      <style:paragraph-properties fo:margin-top="0in" fo:margin-bottom="0in" fo:line-height="100%"/>
    </style:style>
    <style:style style:name="P15" style:family="paragraph" style:parent-style-name="List_20_Paragraph" style:list-style-name="WWNum3">
      <style:paragraph-properties fo:margin-top="0in" fo:margin-bottom="0in" fo:line-height="100%"/>
    </style:style>
    <style:style style:name="P16" style:family="paragraph" style:parent-style-name="List_20_Paragraph">
      <style:paragraph-properties fo:margin-top="0in" fo:margin-bottom="0in" fo:line-height="100%"/>
      <style:text-properties fo:font-size="12pt" style:font-size-asian="12pt" style:font-size-complex="12pt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KEVIN GILDS</text:span><text:span text:style-name="T1"><text:tab/></text:span><text:span text:style-name="T9">Kevingilds.resume@gmail.com</text:span></text:p>
      <text:p text:style-name="P5">Cell: (863) 934-8806<text:tab/>Lakeland, FL</text:p>
      <text:p text:style-name="P4"/>
      <text:p text:style-name="P7"><text:span text:style-name="T2">5 years of Quality Assurance Experience</text:span></text:p>
      <text:p text:style-name="P8">Expertise in Collecting, Managing, and Analyzing Data</text:p>
      <text:p text:style-name="P6"/>
      <text:p text:style-name="P1"><text:span text:style-name="T6">Skill Summary</text:span></text:p>
      <text:p text:style-name="P12">Intermediate MS Excel/Access<text:tab/>SQL <text:s text:c="16"/>Calculate/Interpret Statistics</text:p>
      <text:p text:style-name="P12">Survey Development/Administration Basic HTML<text:tab/>Basic R</text:p>
      <text:p text:style-name="P3"/>
      <text:p text:style-name="P1"><text:span text:style-name="T6">Work Experience</text:span></text:p>
      <text:p text:style-name="P1"><text:span text:style-name="T5">QUALITY ASSURANCE</text:span></text:p>
      <text:list xml:id="list476300959" text:style-name="WWNum1">
        <text:list-item>
          <text:p text:style-name="P13"><text:span text:style-name="T6">Supervised Medicaid Waiver Specialist Staff: <text:s/></text:span><text:span text:style-name="T10">Coordinated with health care providers to monitor reporting to ensure federal contract compliance with Medicaid Waiver programs; resulting in quality health care service for seniors. <text:s/></text:span></text:p>
        </text:list-item>
        <text:list-item>
          <text:p text:style-name="P13"><text:span text:style-name="T6">Managed survey data for 10 programs: </text:span><text:span text:style-name="T10">Created online outcome dashboard for each program which allowed managers and program staff to monitor outcome achievement in real-time</text:span></text:p>
        </text:list-item>
        <text:list-item>
          <text:p text:style-name="P13"><text:span text:style-name="T6">Led survey projects to achieve highest completion rate of 8 other national sites: </text:span><text:span text:style-name="T5">Provided technical assistance to respondents trying to complete survey by offering step-by-step assistance with navigating website; resulted in successful participation</text:span></text:p>
        </text:list-item>
      </text:list>
      <text:p text:style-name="P3"/>
      <text:p text:style-name="P1"><text:span text:style-name="T5">COMPUTER SKIllS</text:span></text:p>
      <text:list xml:id="list1858178748" text:style-name="WWNum4">
        <text:list-item>
          <text:p text:style-name="P14"><text:span text:style-name="T6">Developed Google Drive Spreadsheet to monitor referral progress for</text:span><text:bookmark text:name="_GoBack"/><text:span text:style-name="T6"> 11 staff members. </text:span><text:span text:style-name="T10">Designed spreadsheet <text:s/>incorporating <text:s/>input controls to increase data quality resulting in reduced response times</text:span></text:p>
        </text:list-item>
      </text:list>
      <text:list xml:id="list904448027" text:style-name="WWNum3">
        <text:list-item>
          <text:p text:style-name="P15"><text:span text:style-name="T6">Created MS Access database to incorporate data from 4 separate spreadsheets</text:span><text:span text:style-name="T5">: </text:span><text:span text:style-name="T10">Organized independent living program data for young adults aging out of foster care into single document which improved efficiency of management reports and provided automated updates</text:span></text:p>
        </text:list-item>
        <text:list-item>
          <text:p text:style-name="P15"><text:span text:style-name="T6">Developed queries in MS Access and integrated critical queries in Excel: </text:span><text:span text:style-name="T10">Provided management ability to monitor progress towards survey completion benchmark in preferred program (Excel); program staff then followed up with clients which increased completion rates </text:span></text:p>
        </text:list-item>
      </text:list>
      <text:p text:style-name="P16"/>
      <text:p text:style-name="P1"><text:span text:style-name="T6">Professional History</text:span></text:p>
      <text:p text:style-name="P9">07/11/-Present <text:s/>WCF Area Agency on Aging Long Term Care Coordinator <text:s text:c="11"/>Tampa, FL</text:p>
      <text:p text:style-name="P10">07/11-04/13 <text:s text:c="2"/>Girl Scouts of West Central Florida <text:s/>Quality Assurance Coordinator Tampa, FL</text:p>
      <text:p text:style-name="P10">01/11-07/11<text:tab/> <text:s text:c="3"/>WorkNet Pinellas <text:s text:c="3"/>Special Projects Coordinator <text:s text:c="20"/>Clearwater, FL</text:p>
      <text:p text:style-name="P10">01/10-11/10<text:tab/> <text:s text:c="3"/>Cby25 Initiative<text:tab/>Data &amp; Quality Assurance Spec.<text:tab/>Tampa, FL</text:p>
      <text:p text:style-name="P10">04/07-12/09<text:tab/> <text:s text:c="3"/>Camelot Community Care<text:tab/>Data &amp; Quality Assurance Spec.<text:tab/>Tampa, FL</text:p>
      <text:p text:style-name="P10">03/06-04/07<text:tab/> <text:s text:c="3"/>Camelot Community Care<text:tab/>Transition Specialist<text:tab/>Tampa, FL</text:p>
      <text:p text:style-name="P10"><text:span text:style-name="T5"/></text:p>
      <text:p text:style-name="P2"><text:span text:style-name="T6">Education</text:span></text:p>
      <text:p text:style-name="P10">Masters<text:tab/>University of South Florida<text:tab/>Public Administration<text:tab/>Tampa, FL</text:p>
      <text:p text:style-name="P10">Bachelor<text:tab/>University of Northern Iowa<text:tab/>Sociology<text:tab/>Cedar Falls, IA</text:p>
      <text:p text:style-name="P10">Certificate<text:tab/>Intro. SQL/ Intro.ASP.net<text:tab/>HCC Corporate Institute <text:s/><text:tab/>Tampa, F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fo:line-height="100%"/>
      <style:text-properties style:font-name="Times New Roman" fo:font-size="12pt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in" fo:margin-bottom="0.55in" fo:margin-left="0.8in" fo:margin-right="0.8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</meta:initial-creator>
    <meta:editing-cycles>7</meta:editing-cycles>
    <meta:print-date>2014-01-13T22:53:00</meta:print-date>
    <meta:creation-date>2013-08-17T17:01:00</meta:creation-date>
    <dc:date>2014-04-24T21:43:08</dc:date>
    <meta:editing-duration>PT4M46S</meta:editing-duration>
    <meta:generator>LibreOffice/3.5$Linux_X86_64 LibreOffice_project/350m1$Build-2</meta:generator>
    <meta:document-statistic meta:table-count="0" meta:image-count="0" meta:object-count="0" meta:page-count="1" meta:paragraph-count="27" meta:word-count="325" meta:character-count="2464" meta:non-whitespace-character-count="2094"/>
    <meta:user-defined meta:name="AppVersion">15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